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rsid="0013d0c1" officeooo:paragraph-rsid="0013d0c1" style:font-size-asian="11pt" style:font-size-complex="11pt"/>
    </style:style>
    <style:style style:name="P2" style:family="paragraph" style:parent-style-name="Standard">
      <style:text-properties style:font-name="Arial" fo:font-size="11pt" fo:font-weight="bold" officeooo:rsid="0013d0c1" officeooo:paragraph-rsid="0013d0c1" style:font-size-asian="11pt" style:font-weight-asian="bold" style:font-size-complex="11pt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</style:style>
    <style:style style:name="P4" style:family="paragraph" style:parent-style-name="Text_20_body">
      <style:text-properties style:font-name="Arial" fo:font-size="11pt" officeooo:rsid="0013d0c1" officeooo:paragraph-rsid="0013d0c1" style:font-size-asian="11pt" style:font-size-complex="11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y 8 task: </text:p>
      <text:p text:style-name="P1"/>
      <text:p text:style-name="P4">Work through all of the levels of Flexbox Froggy: </text:p>
      <text:p text:style-name="P5"> </text:p>
      <text:p text:style-name="P3"><text:a xlink:type="simple" xlink:href="https://flexboxfroggy.com/" office:target-frame-name="_blank" xlink:show="new" text:style-name="Internet_20_link" text:visited-style-name="Visited_20_Internet_20_Link"><text:span text:style-name="T2">https://flexboxfroggy.com/</text:span></text:a><text:span text:style-name="T2"> </text:span></text:p>
      <text:p text:style-name="P5">  </text:p>
      <text:p text:style-name="P5">If you complete all 24 levels, take a look at howe flexbox can be implemented: </text:p>
      <text:p text:style-name="P5">  </text:p>
      <text:p text:style-name="P3"><text:a xlink:type="simple" xlink:href="https://developer.mozilla.org/en-US/docs/Web/CSS/CSS_flexible_box_layout/Typical_use_cases_of_flexbox" office:target-frame-name="_blank" xlink:show="new" text:style-name="Internet_20_link" text:visited-style-name="Visited_20_Internet_20_Link"><text:span text:style-name="T2">https://developer.mozilla.org/en-US/docs/Web/CSS/CSS_flexible_box_layout/Typical_use_cases_of_flexbox</text:span></text:a><text:span text:style-name="T2"> </text:span></text:p>
      <text:p text:style-name="P5">  </text:p>
      <text:p text:style-name="P5">Flexbox Zombies:  </text:p>
      <text:p text:style-name="P5">  </text:p>
      <text:p text:style-name="P3"><text:a xlink:type="simple" xlink:href="https://mastery.games/flexboxzombies/" office:target-frame-name="_blank" xlink:show="new" text:style-name="Internet_20_link" text:visited-style-name="Visited_20_Internet_20_Link"><text:span text:style-name="T2">https://mastery.games/flexboxzombies/</text:span></text:a><text:span text:style-name="T2"> </text:span></text:p>
      <text:p text:style-name="P5"> 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3T18:03:05.975000000</meta:creation-date>
    <dc:date>2024-01-23T18:03:46.281000000</dc:date>
    <meta:editing-duration>PT40S</meta:editing-duration>
    <meta:editing-cycles>1</meta:editing-cycles>
    <meta:document-statistic meta:table-count="0" meta:image-count="0" meta:object-count="0" meta:page-count="1" meta:paragraph-count="13" meta:word-count="32" meta:character-count="336" meta:non-whitespace-character-count="293"/>
    <meta:generator>LibreOffice/7.6.4.1$Windows_X86_64 LibreOffice_project/e19e193f88cd6c0525a17fb7a176ed8e6a3e2aa1</meta:generator>
  </office:meta>
</office:document-meta>
</file>